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68430d">
      <style:text-properties xlink:href="http://www.alternate.de"/>
    </style:style>
    <style:style style:family="paragraph" style:name="P1" style:parent-style-name="Standard">
      <style:text-properties officeooo:paragraph-rsid="000897c4"/>
    </style:style>
    <style:style style:family="text" style:name="T1">
      <style:text-properties fo:background-color="#FFF000" officeooo:rsid="000897c4"/>
    </style:style>
    <style:style style:family="text" style:name="IMPORTANT">
      <style:text-properties fo:color="#C00000" officeooo:rsid="000897c4"/>
    </style:style>
    <style:style style:family="text" style:name="a4b6ee3">
      <style:text-properties fo:background-color="#FFF000" fo:color="#C00000" officeooo:rsid="000897c4"/>
    </style:style>
    <style:style style:family="paragraph" style:name="a0d8a65" style:parent-style-name="Standard">
			
		</style:style>
    <style:style style:family="text" style:name="acd6c19">
      <style:text-properties fo:background-color="#FFF000" officeooo:rsid="000897c4" xlink:href="http://www.alternate.de"/>
    </style:style>
    <style:style style:family="text" style:name="a440510">
      <style:text-properties fo:background-color="#FFF000" officeooo:rsid="000897c4" xlink:href="http://www.alternate.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0d8a65"><text:span text:style-name="T1">ab</text:span><text:a xlink:href="http://www.heise.de/" xlink:type="simple"><text:span text:style-name="a4b6ee3">c</text:span></text:a><text:span text:style-name="T1">d</text:span><text:a xlink:href="http://www.alternate.de"><text:span text:style-name="a440510">e</text:span></text:a><text:span text:style-name="T1">f</text:span> 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Hyperlink" style:family="text" style:name="Hyperlink">
      <style:text-properties fo:color="#0080C0" style:text-underline-style="solid"/>
    </style:style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4-05T02:14:50.59</meta:creation-date>
    <dc:date>2018-04-06T23:27:17</dc:date>
    <meta:editing-duration>PT0.092S</meta:editing-duration>
    <meta:editing-cycles>3</meta:editing-cycles>
    <meta:document-statistic meta:character-count="6" meta:image-count="0" meta:non-whitespace-character-count="6" meta:object-count="0" meta:page-count="1" meta:paragraph-count="1" meta:table-count="0" meta:word-count="1"/>
    <meta:generator>StarOffice/8$Win32 OpenOffice.org_project/680m18$Build-9161</meta:generator>
  </office:meta>
</office:document-meta>
</file>